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83b2a5" officeooo:paragraph-rsid="000dbeb3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daf08" officeooo:paragraph-rsid="000dbeb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3b2a5" officeooo:paragraph-rsid="000dbeb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5554d" officeooo:paragraph-rsid="000dbeb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63329" officeooo:paragraph-rsid="000dbeb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8033a" officeooo:paragraph-rsid="000dbeb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1d5d" officeooo:paragraph-rsid="000dbeb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95336" officeooo:paragraph-rsid="000dbeb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ae14f" officeooo:paragraph-rsid="000dbeb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8ca61a" officeooo:paragraph-rsid="000dbeb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ca9b9" officeooo:paragraph-rsid="000dbeb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891d5d" officeooo:paragraph-rsid="000dbeb3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895336" officeooo:paragraph-rsid="000dbeb3" style:font-size-asian="12pt" style:font-size-complex="12pt"/>
    </style:style>
    <style:style style:name="T1" style:family="text">
      <style:text-properties officeooo:rsid="0050d76f"/>
    </style:style>
    <style:style style:name="T2" style:family="text">
      <style:text-properties officeooo:rsid="0088033a"/>
    </style:style>
    <style:style style:name="T3" style:family="text">
      <style:text-properties officeooo:rsid="0138f6c9"/>
    </style:style>
    <style:style style:name="T4" style:family="text">
      <style:text-properties officeooo:rsid="013ade42"/>
    </style:style>
    <style:style style:name="T5" style:family="text">
      <style:text-properties officeooo:rsid="00891d5d"/>
    </style:style>
    <style:style style:name="T6" style:family="text">
      <style:text-properties officeooo:rsid="008ae14f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08ae14f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8ae14f" style:font-style-asian="italic" style:font-style-complex="italic"/>
    </style:style>
    <style:style style:name="T11" style:family="text">
      <style:text-properties officeooo:rsid="034ed79e"/>
    </style:style>
    <style:style style:name="T12" style:family="text">
      <style:text-properties officeooo:rsid="008daf08"/>
    </style:style>
    <style:style style:name="T13" style:family="text">
      <style:text-properties officeooo:rsid="005ca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При всём при этом, не нужно сбрасывать со счетов и моё основное занятие — учёбу.</text:p>
      <text:p text:style-name="P4">Я отсиживал практические занятия, иногда посещал общие лекции, сдавал зачёты и экзамены.</text:p>
      <text:p text:style-name="P4">И кроме того я занимался самообразованием. </text:p>
      <text:p text:style-name="P4">На втором курсе мне посчастливилось встретить «Конармию» и «Одесские рассказы» Ивана Бабеля. </text:p>
      <text:p text:style-name="P4">Он убедил меня: что и после революции в России остались писатели, а не одни <text:s/><text:span text:style-name="T1">только Шолох</text:span>овы-<text:span text:style-name="T1">Проскурины-Марковы</text:span>.</text:p>
      <text:p text:style-name="P5">На третьем, в институтской читалке я обнаружил журналы с «Мастером и Маргаритой» Булгакова. Он меня потряс.</text:p>
      <text:p text:style-name="P5">На четвёртом курсе нескончаемые, как течение Нила, «Иосиф и его братья» ходили со мной на лекции.</text:p>
      <text:p text:style-name="P5">И это не считая обычного чтива, что, не имея отношения <text:s/>к моему образованию, просто заполняло время.</text:p>
      <text:p text:style-name="P5">Скажем, прошёл по общаге слушок: Ефремов! «Таис Афинская»! Потолок! Вершина и предел мечтаний!</text:p>
      <text:p text:style-name="P5"/>
      <text:p text:style-name="P5">Илюша Липес дал мне эту гетеру на два дня; пришлось даже, когда отключат в комнатах свет, выходить в коридор и читать под светильником у <text:span text:style-name="T2">окна, между</text:span> двере<text:span text:style-name="T2">й</text:span> в умывальник и мужской туалет. </text:p>
      <text:p text:style-name="P5">Запахнувшись в чёрный кожух и с голыми ногами, <text:span text:style-name="T3">я сидел там на стуле, </text:span>потому что лень одеваться, <text:span text:style-name="T2">если перед этим лежал под одеялом койки. </text:span></text:p>
      <text:p text:style-name="P6">А что такого? На пляже не бывали?</text:p>
      <text:p text:style-name="P6">Но при всём уважении к Илюше, это не литература, а иллюстрация к учебнику «История древнего мира» за пятый класс средней школы;<text:span text:style-name="T4"> я</text:span> там такие же цветные картинки <text:span text:style-name="T4">уже </text:span>видел на всю страницу — рабы Египта тащат к пирамиде каменные блоки по песку. </text:p>
      <text:p text:style-name="P6">Красочно, конечно, но лубки и литература не одно и то же.</text:p>
      <text:p text:style-name="P6"/>
      <text:p text:style-name="P6">Вот только наперёд не знаешь: где найдёшь, где потеряешь. </text:p>
      <text:p text:style-name="P6">Когда я там, у тёмного замёрзшего окна, читал описание древнего ритуального празднества, <text:span text:style-name="T4">участники</text:span> которого <text:span text:style-name="T5">бегали средь ночи нагишом, то у меня опять случилось видение.</text:span></text:p>
      <text:p text:style-name="P7">Всего на секунду, <text:span text:style-name="T6">но</text:span> я оказался в тёмной греческой ночи и бежал совершенно нагой под чёрными деревьями и большими влажными звёздами.</text:p>
      <text:p text:style-name="P7">Но тут же — щёлк! <text:s/>— и <text:s/>снова в кожухе на стуле под лампой дневного света и серый бетонный пол уходит во мглу коридора спящей общаги, но я всё ещё отчётливо помню те два шага-прыжка за ту долю секунды, а кожа всё ещё ощущает холодок от бега в ночи далёкого прошлого.</text:p>
      <text:p text:style-name="P7"/>
      <text:p text:style-name="P12"><text:span text:style-name="T4">(...н</text:span>у? Что тут будешь делать? </text:p>
      <text:p text:style-name="P12">А делай как все — отмахнись, забудь и <text:s/>живи дальше.</text:p>
      <text:p text:style-name="P12">Но книжка сама по себе всё равно — нудятина...<text:span text:style-name="T4">)</text:span></text:p>
      <text:p text:style-name="P12"/>
      <text:p text:style-name="P7">Точно также и лекции: теорграмматика, теорфонетика, научный коммунизм, эстетика...</text:p>
      <text:p text:style-name="P8">Хотя лекторов я, отчасти, даже и понимаю; им ведь и самим пришлось всё эту херню заучивать. </text:p>
      <text:p text:style-name="P8">Теперь, на основании перенесённых мук, на нас, студентах, вымещают неудовлетворённость несправедливым устройством жизни.</text:p>
      <text:p text:style-name="P13"><text:span text:style-name="T7"><text:tab/><text:tab/><text:tab/></text:span><text:span text:style-name="T8">Приходи ко мне в перинхму,</text:span></text:p>
      <text:p text:style-name="P8"><text:span text:style-name="T9"><text:tab/><text:tab/><text:tab/></text:span><text:span text:style-name="T10">Позиготимся чуток..</text:span><text:span text:style-name="T6">.</text:span></text:p>
      <text:p text:style-name="P8"><text:soft-page-break/></text:p>
      <text:p text:style-name="P8">По настоящему, мне всего одна лекция понравилась теоретическая... грамматика?.. фонетика?.. вобщем, Скнар нам её читал. </text:p>
      <text:p text:style-name="P8">Фамилия у него такая, а сам неплохой мужик. Когда я в горбольницу ложился, он мне «Тихого американца» дал с собою, на английском языке. </text:p>
      <text:p text:style-name="P8">В одиночку мне б там трудно пришлось — сосед по палате до того громко храпел, что аж оконные занавески <text:span text:style-name="T6">пузыри</text:span>лись.</text:p>
      <text:p text:style-name="P8"/>
      <text:p text:style-name="P9">Перед <text:span text:style-name="T11">той </text:span>лекцией я на выходной в Конотопе зашёл к Ляльке. <text:span text:style-name="T4">Е</text:span>го дома не было, только брат, Рабентус. Он меня подогрел.</text:p>
      <text:p text:style-name="P9">Такой травы я ещё не видал. Типа, тонкие сухие скелетики веточек. И такого прихода, как от неё, тоже ещё никогда не получал.</text:p>
      <text:p text:style-name="P9">На Рабентуса смотрю как через линзу: вверху и внизу узко, а середина растянута. </text:p>
      <text:p text:style-name="P9">Он приметил, что у меня таскалово зашкаливает, посоветовал лицо из-под крана ополоснуть. Без толку.</text:p>
      <text:p text:style-name="P9">Но помню, что надо в Нежин ехать. По дороге на вокзал <text:span text:style-name="T11">я </text:span>ещё к Игорю Рекуну зашёл, на проспекте Мира. Мамаша его:</text:p>
      <text:p text:style-name="P9">- Как приятно познакомиться! Садитесь, покушайте на дорожку.</text:p>
      <text:p text:style-name="P9">А я сидеть не могу; меня туда-сюда таскает — из гостиной на балкон, с балкона в гостиную. Я Игорька попросил <text:span text:style-name="T9">— </text:span>пусть бумагу найдёт и пишет чего скажу. Типа, там:</text:p>
      <text:p text:style-name="P9"><text:tab/><text:tab/><text:tab/><text:span text:style-name="T9">Мир — обезглавленный небом.</text:span>..</text:p>
      <text:p text:style-name="P9">потом ещё:</text:p>
      <text:p text:style-name="P9"><text:tab/><text:tab/><text:tab/><text:span text:style-name="T9">Ватные тучи лезут и трутся об мозг сквозь череп.</text:span>..</text:p>
      <text:p text:style-name="P9"/>
      <text:p text:style-name="P10">всякая сюрреалистическая хренотень; не то меня в конец накрыло б.</text:p>
      <text:p text:style-name="P10"/>
      <text:p text:style-name="P10">Вобщем, только уже в электричке, между станциями Плиски и Круты, у меня отходняк пошёл.</text:p>
      <text:p text:style-name="P10">А те психоделические лоскутья Жомнир потом в факультетской газете поместил, рядом с «Translator'ом», до того ему понравилось.</text:p>
      <text:p text:style-name="P10">Но речь не об этом, а про лекцию Скнара.</text:p>
      <text:p text:style-name="P10">Мне ж тогда Рабентус на пару косяков уделил. Так я, зная какая это термоядерная дурь, уже не злоупотреблял, проявлял умеренность.</text:p>
      <text:p text:style-name="P10">И вот в такой, умеренном до тихого, состоянии зашёл я на лекцию, а то до общаги идти далеко показалось.</text:p>
      <text:p text:style-name="P10"/>
      <text:p text:style-name="P10">Сидим, значит, а Скнар читает из-за кафедры.</text:p>
      <text:p text:style-name="P10">Я смотрю — хорошая какая кафедра! Фанера жёлтая, вся полированная.</text:p>
      <text:p text:style-name="P10">Потом вдруг не понял — что за дела? Скнар зачем-то на латынь перешёл. </text:p>
      <text:p text:style-name="P10">Прислушиваюсь: точно — латынь! </text:p>
      <text:p text:style-name="P10">Причём шпарит покруче Люпуса, но так распевно как-то, и глаза вверх устремил, типа, к тебе взываю de profundis!</text:p>
      <text:p text:style-name="P10">Я насторожился — Скнар, или не Скнар?</text:p>
      <text:p text:style-name="P10">Присматриваюсь, а от Скнара там один только бюст остался. </text:p>
      <text:p text:style-name="P10">Серьёзно, на жёлтой кафедру стоит бюст Скнара, без рук даже — одни плечи. Но голова говорить продолжает.</text:p>
      <text:p text:style-name="P10">А на верхней губе у него ямочка, и вот стала она углубляться, темнеть и превращаться в усики <text:span text:style-name="T12">Адольфа Гитлера.</text:span></text:p>
      <text:p text:style-name="P2">Ну, ни хрена себе! В советском вузе бюст Гитлера лекцию читает, причём на латыни!</text:p>
      <text:p text:style-name="P11">Молодец Скнар! </text:p>
      <text:p text:style-name="P2"><text:span text:style-name="T13">Не всякий преп решится отчебучить такую лекцию. Без него </text:span>я <text:s/>б и поныне думал, что если лекция, то обязательно туфта. </text:p>
      <text:p text:style-name="P2"><text:soft-page-break/>Стереотипы, они очень привязчивы.</text:p>
      <text:p text:style-name="P2"/>
      <text:p text:style-name="P2">А у Жомнира я на дому учился.</text:p>
      <text:p text:style-name="P2">Как очередной рассказ переведу, приношу к нему домой и он его целый вечер драконит — тут не то, там не так.</text:p>
      <text:p text:style-name="P2">Да я и без него чувствовал, что фраза «лорд впав на рейки» <text:s/>— не то; но почему? И как по другому сказать?</text:p>
      <text:p text:style-name="P2">- А то вже твоя справа. Шукай.</text:p>
      <text:p text:style-name="P2">- Может так: «лорд жвакнувся на рельси»?</text:p>
      <text:p text:style-name="P2">- Нi! Це вже перебор.</text:p>
      <text:p text:style-name="P2">Угодить ему невозможно, всегда найдёт к чему придраться. </text:p>
      <text:p text:style-name="P2">И потому работа с Жомниром стала хорошей школой не сдав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09:56.940520325</meta:creation-date>
    <dc:date>2017-03-02T17:10:03.01228996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6" meta:word-count="918" meta:character-count="5663" meta:non-whitespace-character-count="4758"/>
    <meta:generator>LibreOffice/4.3.3.2$Linux_x86 LibreOffice_project/430m0$Build-2</meta:generator>
  </office:meta>
</office:document-meta>
</file>